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style style:name="P1" style:parent-style-name="Heading1" style:master-page-name="MP0" style:family="paragraph">
      <style:paragraph-properties fo:break-before="page" fo:text-align="center"/>
    </style:style>
    <style:style style:name="P2" style:parent-style-name="Standard" style:family="paragraph">
      <style:paragraph-properties fo:text-align="end"/>
    </style:style>
    <style:style style:name="T3" style:parent-style-name="Domyślnaczcionkaakapitu" style:family="text">
      <style:text-properties fo:font-style="italic" style:font-style-asian="italic" style:font-style-complex="italic"/>
    </style:style>
  </office:automatic-styles>
  <office:body>
    <office:text text:use-soft-page-breaks="true">
      <text:p text:style-name="P1">Wisielec</text:p>
      <text:p text:style-name="Standard">Pewnego dnia jakiś znajomy zatrzymał mnie i powiedział ze złością w głosie:</text:p>
      <text:p text:style-name="Standard">- to Ty nakłoniłeś ją do tego żeby się powiesiła.</text:p>
      <text:p text:style-name="Standard">Popatrzyłem na niego szyderczym uśmiechem i oddaliłem się spokojnym krokiem, lecz zastanawiało mnie czy prawda powiedziana prosto w oczy mogła tak bardzo zaboleć żeby posunąć się do tego czynu? Gdy zbliżałem się do domu zauważyłem <text:s/>leżącego kota z podciętym gardłem, który przyciągnął moją uwagę. Dopiero gdy usłyszałem przerażony głos zza pleców – czy widziałeś co pisze na drzwiach?<text:s/></text:p>
      <text:p text:style-name="Standard">Dopiero wtedy zorientowałem się, że ten kot nie jest przypadkowo na moim podwórku. Na drzwiach widniał napis „Prawda jest bardzo często zbyt bolesna dla nas samych, dlatego nie warto pomagać ludziom zdjąć maskę, którą nosili już tak długo, że nie są wstanie sobie poradzić z prawdziwym życiem”. Uśmiechnąłem się kiedy zobaczyłem ten napis, ponieważ ludzie boją się okazać prawdziwą twarz, więc zmieniają tak często maski, że zapominają kim naprawdę są, a to nie ich słabość, lecz ich wielkość doprowadza ich do skrajnych uczuć, które zmuszają ich do sięgania po najwyższe cele, bądź pogodzenie się, że są niczym i zakończeniem swojego życia.<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3">Grzegorz Gołyś</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er" style:display-name="Header"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er" style:next-style-name="Textbody" style:default-outline-level="1">
      <style:text-properties fo:font-weight="bold" style:font-weight-asian="bold" style:font-weight-complex="bold" fo:hyphenate="false"/>
    </style:style>
    <style:style style:name="Heading2" style:display-name="Heading 2" style:family="paragraph" style:parent-style-name="Header"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er" style:next-style-name="Textbody" style:default-outline-level="3">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page-layout style:name="PL0">
      <style:page-layout-properties fo:page-width="5.827in" fo:page-height="8.268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robert</meta:initial-creator>
    <dc:creator>HP</dc:creator>
    <meta:creation-date>2012-04-03T09:54:00Z</meta:creation-date>
    <dc:date>2020-11-26T17:13:00Z</dc:date>
    <meta:template xlink:href="Normal.dotm" xlink:type="simple"/>
    <meta:editing-cycles>1</meta:editing-cycles>
    <meta:editing-duration>PT600S</meta:editing-duration>
    <meta:document-statistic meta:page-count="1" meta:paragraph-count="2" meta:word-count="169" meta:character-count="1186" meta:row-count="8" meta:non-whitespace-character-count="1019"/>
  </office:meta>
</office:document-meta>
</file>